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officeooo:paragraph-rsid="001d8d4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text-properties style:font-name="Times New Roman" fo:font-weight="normal" style:font-weight-asian="normal" style:font-weight-complex="normal"/>
    </style:style>
    <style:style style:name="P5" style:family="paragraph" style:parent-style-name="Text_20_body" style:list-style-name="L2">
      <style:text-properties style:font-name="Times New Roman" fo:font-weight="normal" style:font-weight-asian="normal" style:font-weight-complex="normal"/>
    </style:style>
    <style:style style:name="P6" style:family="paragraph" style:parent-style-name="Text_20_body">
      <style:text-properties officeooo:paragraph-rsid="001d8d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1d8d4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4">Name: Sambhav Mahajan</text:span></text:span></text:h>
      <text:p text:style-name="P6"><text:span text:style-name="Strong_20_Emphasis"><text:span text:style-name="T4">UID: 23BCS11290</text:span></text:span></text:p>
      <text:p text:style-name="P6"><text:span text:style-name="Strong_20_Emphasis"><text:span text:style-name="T4">Section: KRG-2B</text:span></text:span></text:p>
      <text:h text:style-name="Heading_20_3" text:outline-level="3"><text:span text:style-name="Strong_20_Emphasis"><text:span text:style-name="T3">Functional Requirements</text:span></text:span></text:h>
      <text:list xml:id="list3967511614" text:style-name="L1">
        <text:list-item>
          <text:p text:style-name="P2"><text:span text:style-name="Strong_20_Emphasis"><text:span text:style-name="T3">Video Upload &amp; Processing</text:span></text:span></text:p>
          <text:list>
            <text:list-item>
              <text:p text:style-name="P2"><text:span text:style-name="T3">Users can upload videos up to </text:span><text:span text:style-name="Strong_20_Emphasis"><text:span text:style-name="T3">1 GB</text:span></text:span><text:span text:style-name="T3"> in size, supporting multiple formats (MP4, MKV, AVI, MOV).</text:span></text:p>
            </text:list-item>
            <text:list-item>
              <text:p text:style-name="P2"><text:span text:style-name="T3">Videos are transcoded to </text:span><text:span text:style-name="Strong_20_Emphasis"><text:span text:style-name="T3">360p, 480p, 720p, 1080p, 4K</text:span></text:span><text:span text:style-name="T3">.</text:span></text:p>
            </text:list-item>
            <text:list-item>
              <text:p text:style-name="P2"><text:span text:style-name="T3">Video segments are </text:span><text:span text:style-name="Strong_20_Emphasis"><text:span text:style-name="T3">GOP-aligned</text:span></text:span><text:span text:style-name="T3"> for resumable uploads.</text:span></text:p>
            </text:list-item>
            <text:list-item>
              <text:p text:style-name="P2"><text:span text:style-name="Strong_20_Emphasis"><text:span text:style-name="T3">Manifest files (MPD/HCS)</text:span></text:span><text:span text:style-name="T3"> generated for DASH/HCS adaptive streaming.</text:span></text:p>
            </text:list-item>
            <text:list-item>
              <text:p text:style-name="P4">Auto-generated thumbnails or user-uploaded; watermark overlay supported.</text:p>
            </text:list-item>
            <text:list-item>
              <text:p text:style-name="P2"><text:span text:style-name="T3">DRM protection using </text:span><text:span text:style-name="Strong_20_Emphasis"><text:span text:style-name="T3">AES encryption</text:span></text:span><text:span text:style-name="T3">.</text:span></text:p>
            </text:list-item>
          </text:list>
        </text:list-item>
        <text:list-item>
          <text:p text:style-name="P2"><text:span text:style-name="Strong_20_Emphasis"><text:span text:style-name="T3">Video Streaming</text:span></text:span></text:p>
          <text:list>
            <text:list-item>
              <text:p text:style-name="P2"><text:span text:style-name="T3">Streaming via </text:span><text:span text:style-name="Strong_20_Emphasis"><text:span text:style-name="T3">DASH/HCS</text:span></text:span><text:span text:style-name="T3">, adaptive bitrate to adjust to network speed in real-time.</text:span></text:p>
            </text:list-item>
            <text:list-item>
              <text:p text:style-name="P2"><text:span text:style-name="T3">Playback latency ≤ </text:span><text:span text:style-name="Strong_20_Emphasis"><text:span text:style-name="T3">2 seconds</text:span></text:span><text:span text:style-name="T3"> from click-to-play.</text:span></text:p>
            </text:list-item>
            <text:list-item>
              <text:p text:style-name="P2"><text:span text:style-name="T3">Supported across </text:span><text:span text:style-name="Strong_20_Emphasis"><text:span text:style-name="T3">mobile, web, and TV devices</text:span></text:span><text:span text:style-name="T3">.</text:span></text:p>
            </text:list-item>
          </text:list>
        </text:list-item>
        <text:list-item>
          <text:p text:style-name="P2"><text:span text:style-name="Strong_20_Emphasis"><text:span text:style-name="T3">Social Interaction (Pub/Sub)</text:span></text:span></text:p>
          <text:list>
            <text:list-item>
              <text:p text:style-name="P2"><text:span text:style-name="T3">Users can </text:span><text:span text:style-name="Strong_20_Emphasis"><text:span text:style-name="T3">like or comment</text:span></text:span><text:span text:style-name="T3"> on videos.</text:span></text:p>
            </text:list-item>
            <text:list-item>
              <text:p text:style-name="P2"><text:span text:style-name="T3">Real-time updates via </text:span><text:span text:style-name="Strong_20_Emphasis"><text:span text:style-name="T3">Kafka</text:span></text:span><text:span text:style-name="T3">: </text:span><text:span text:style-name="Source_20_Text"><text:span text:style-name="T3">likes.events</text:span></text:span><text:span text:style-name="T3"> and </text:span><text:span text:style-name="Source_20_Text"><text:span text:style-name="T3">comments.events</text:span></text:span><text:span text:style-name="T3">.</text:span></text:p>
            </text:list-item>
            <text:list-item>
              <text:p text:style-name="P2"><text:span text:style-name="Strong_20_Emphasis"><text:span text:style-name="T3">Fanout service</text:span></text:span><text:span text:style-name="T3"> distributes updates to subscribers’ feeds in &lt; </text:span><text:span text:style-name="Strong_20_Emphasis"><text:span text:style-name="T3">1 second</text:span></text:span><text:span text:style-name="T3">.</text:span></text:p>
            </text:list-item>
            <text:list-item>
              <text:p text:style-name="P2"><text:span text:style-name="T3">Hot reads cached in </text:span><text:span text:style-name="Strong_20_Emphasis"><text:span text:style-name="T3">Caffeine</text:span></text:span><text:span text:style-name="T3"> in-memory cache.</text:span></text:p>
            </text:list-item>
          </text:list>
        </text:list-item>
        <text:list-item>
          <text:p text:style-name="P2"><text:span text:style-name="Strong_20_Emphasis"><text:span text:style-name="T3">Metadata &amp; Search</text:span></text:span></text:p>
          <text:list>
            <text:list-item>
              <text:p text:style-name="P4">Metadata includes: video ID, title, description, user ID, resolution, duration, size, manifest URL.</text:p>
            </text:list-item>
            <text:list-item>
              <text:p text:style-name="P2"><text:span text:style-name="T3">Search and retrieval from </text:span><text:span text:style-name="Strong_20_Emphasis"><text:span text:style-name="T3">sharded, replicated DB</text:span></text:span><text:span text:style-name="T3">.</text:span></text:p>
            </text:list-item>
          </text:list>
        </text:list-item>
      </text:list>
      <text:h text:style-name="Heading_20_3" text:outline-level="3"><text:span text:style-name="Strong_20_Emphasis"><text:span text:style-name="T3">Non-Functional Requirements</text:span></text:span></text:h>
      <text:list xml:id="list3395888974" text:style-name="L2">
        <text:list-item>
          <text:p text:style-name="P3"><text:span text:style-name="Strong_20_Emphasis"><text:span text:style-name="T3">Performance &amp; Throughput</text:span></text:span></text:p>
          <text:list>
            <text:list-item>
              <text:p text:style-name="P3"><text:span text:style-name="T3">Support </text:span><text:span text:style-name="Strong_20_Emphasis"><text:span text:style-name="T3">5 million daily active users</text:span></text:span><text:span text:style-name="T3"> (DAU).</text:span></text:p>
            </text:list-item>
            <text:list-item>
              <text:p text:style-name="P3"><text:span text:style-name="Strong_20_Emphasis"><text:span text:style-name="T3">500,000 uploads/day</text:span></text:span><text:span text:style-name="T3"> (~10% of DAU).</text:span></text:p>
            </text:list-item>
            <text:list-item>
              <text:p text:style-name="P3"><text:span text:style-name="T3">Average user watches </text:span><text:span text:style-name="Strong_20_Emphasis"><text:span text:style-name="T3">5 videos/day</text:span></text:span><text:span text:style-name="T3"> → ~25 million video views/day.</text:span></text:p>
            </text:list-item>
            <text:list-item>
              <text:p text:style-name="P3"><text:span text:style-name="Strong_20_Emphasis"><text:span text:style-name="T3">150 TB/day</text:span></text:span><text:span text:style-name="T3"> storage for new uploads.</text:span></text:p>
            </text:list-item>
            <text:list-item>
              <text:p text:style-name="P3"><text:span text:style-name="T3">CDN and caching ensures ≤ </text:span><text:span text:style-name="Strong_20_Emphasis"><text:span text:style-name="T3">2-second video start latency</text:span></text:span><text:span text:style-name="T3">.</text:span></text:p>
            </text:list-item>
          </text:list>
        </text:list-item>
        <text:list-item>
          <text:p text:style-name="P3"><text:soft-page-break/><text:span text:style-name="Strong_20_Emphasis"><text:span text:style-name="T3">Scalability</text:span></text:span></text:p>
          <text:list>
            <text:list-item>
              <text:p text:style-name="P5">Stateless API servers scale horizontally.</text:p>
            </text:list-item>
            <text:list-item>
              <text:p text:style-name="P3"><text:span text:style-name="T3">Video transcoding pipeline scales via </text:span><text:span text:style-name="Strong_20_Emphasis"><text:span text:style-name="T3">worker DAGs</text:span></text:span><text:span text:style-name="T3"> to handle </text:span><text:span text:style-name="Strong_20_Emphasis"><text:span text:style-name="T3">hundreds of concurrent uploads per second</text:span></text:span><text:span text:style-name="T3">.</text:span></text:p>
            </text:list-item>
            <text:list-item>
              <text:p text:style-name="P3"><text:span text:style-name="T3">Kafka handles </text:span><text:span text:style-name="Strong_20_Emphasis"><text:span text:style-name="T3">millions of events/sec</text:span></text:span><text:span text:style-name="T3"> for likes/comments/feed updates.</text:span></text:p>
            </text:list-item>
          </text:list>
        </text:list-item>
        <text:list-item>
          <text:p text:style-name="P3"><text:span text:style-name="Strong_20_Emphasis"><text:span text:style-name="T3">Availability &amp; Reliability</text:span></text:span></text:p>
          <text:list>
            <text:list-item>
              <text:p text:style-name="P5">Highly fault-tolerant; retries for recoverable errors (upload failures, transcoding errors).</text:p>
            </text:list-item>
            <text:list-item>
              <text:p text:style-name="P5">No single point of failure: replicated DB, stateless APIs, message queues.</text:p>
            </text:list-item>
            <text:list-item>
              <text:p text:style-name="P5">Eventual consistency for metadata, manifest files, and feeds.</text:p>
            </text:list-item>
          </text:list>
        </text:list-item>
        <text:list-item>
          <text:p text:style-name="P3"><text:span text:style-name="Strong_20_Emphasis"><text:span text:style-name="T3">Security</text:span></text:span></text:p>
          <text:list>
            <text:list-item>
              <text:p text:style-name="P5">Pre-signed URLs restrict upload access.</text:p>
            </text:list-item>
            <text:list-item>
              <text:p text:style-name="P5">AES encryption + DRM (Apple FairPlay, Google Widevine, Microsoft PlayReady).</text:p>
            </text:list-item>
            <text:list-item>
              <text:p text:style-name="P5">Visual watermarking for copyright enforcement.</text:p>
            </text:list-item>
          </text:list>
        </text:list-item>
        <text:list-item>
          <text:p text:style-name="P3"><text:span text:style-name="Strong_20_Emphasis"><text:span text:style-name="T3">Cost Efficiency</text:span></text:span></text:p>
          <text:list>
            <text:list-item>
              <text:p text:style-name="P5">Popular videos served from CDN; less popular videos stored in cheaper object storage or encoded on-demand.</text:p>
            </text:list-item>
            <text:list-item>
              <text:p text:style-name="P5">Region-specific videos delivered only to relevant CDN regions.</text:p>
            </text:list-item>
            <text:list-item>
              <text:p text:style-name="P3"><text:span text:style-name="T3">Estimated CDN streaming cost ≤ </text:span><text:span text:style-name="Strong_20_Emphasis"><text:span text:style-name="T3">$150,000/day</text:span></text:span><text:span text:style-name="T3"> with optimiza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0:24:18.481416658</meta:creation-date>
    <dc:date>2026-03-05T10:26:33.414733223</dc:date>
    <meta:editing-duration>PT2M15S</meta:editing-duration>
    <meta:editing-cycles>1</meta:editing-cycles>
    <meta:document-statistic meta:table-count="0" meta:image-count="0" meta:object-count="0" meta:page-count="2" meta:paragraph-count="46" meta:word-count="351" meta:character-count="2291" meta:non-whitespace-character-count="2027"/>
    <meta:generator>LibreOffice/7.3.7.2$Linux_X86_64 LibreOffice_project/30$Build-2</meta:generator>
  </office:meta>
</office:document-meta>
</file>